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officeooo:rsid="00122d84" officeooo:paragraph-rsid="00122d84"/>
    </style:style>
    <style:style style:name="P2" style:family="paragraph" style:parent-style-name="Standard">
      <style:paragraph-properties fo:line-height="200%" fo:text-align="center" style:justify-single-word="false"/>
      <style:text-properties officeooo:rsid="00122d84" officeooo:paragraph-rsid="00122d84"/>
    </style:style>
    <style:style style:name="P3" style:family="paragraph" style:parent-style-name="Standard">
      <style:paragraph-properties fo:line-height="200%" fo:text-align="start" style:justify-single-word="false"/>
      <style:text-properties officeooo:rsid="00122d84" officeooo:paragraph-rsid="00122d84"/>
    </style:style>
    <style:style style:name="P4" style:family="paragraph" style:parent-style-name="Standard">
      <style:paragraph-properties fo:line-height="200%" fo:text-align="start" style:justify-single-word="false"/>
      <style:text-properties officeooo:rsid="0013a514" officeooo:paragraph-rsid="0013a514"/>
    </style:style>
    <style:style style:name="P5" style:family="paragraph" style:parent-style-name="Endnote">
      <style:text-properties officeooo:rsid="0013a514" officeooo:paragraph-rsid="0013a514"/>
    </style:style>
    <style:style style:name="P6" style:family="paragraph" style:parent-style-name="Endnote">
      <style:text-properties officeooo:rsid="0014af50" officeooo:paragraph-rsid="0014af50"/>
    </style:style>
    <style:style style:name="T1" style:family="text">
      <style:text-properties officeooo:rsid="00122d84"/>
    </style:style>
    <style:style style:name="T2" style:family="text">
      <style:text-properties style:text-position="super 58%"/>
    </style:style>
    <style:style style:name="T3" style:family="text">
      <style:text-properties officeooo:rsid="0013a514"/>
    </style:style>
    <style:style style:name="T4" style:family="text">
      <style:text-properties officeooo:rsid="0014af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saac Howie</text:p>
      <text:p text:style-name="P1">History 12</text:p>
      <text:p text:style-name="P1">May 22<text:span text:style-name="T2">nd</text:span>, 2018</text:p>
      <text:p text:style-name="P2">U-Boats in the Second World War: Direful and Trenchant</text:p>
      <text:p text:style-name="P3">Throughout history, weapons have doubtlessly been the most effective means of murder. From the ancient sword design to the modern nuclear warhead, killing implements have historically been much more effective than fist fighting. In the Second World War, one of the Germans’ main methods of killing and sabotaging Allied supplies was the U-boat. Carrying several <text:span text:style-name="T3">soldiers and several large guns, the U-boat was among the most feared weapons in World War II. In fact, in the beginning of the war, the U-boats were so murderous and so effective that they were, in that time period, the most feared weapon.</text:span></text:p>
      <text:p text:style-name="P4">U-boats were vicious. U-boat commanders were ordered to attack mercilessly, told to “not wait” and to “make war on merchant shipping.”<text:note text:id="ftn0" text:note-class="endnote"><text:note-citation>i</text:note-citation><text:note-body><text:p text:style-name="P5">Baker, Nicholson. Human Smoke: the Beginnings of World War II, the End of Civilization. Simon &amp; Schuster Paperbacks, 2009. </text:p></text:note-body></text:note> <text:span text:style-name="T4">Merchant ships were in continuous fear of the unseen, predating U-boats, and were “easy prey” for the U-boats when left unescorted.</text:span><text:span text:style-name="T4"><text:note text:id="ftn1" text:note-class="endnote"><text:note-citation>ii</text:note-citation><text:note-body><text:p text:style-name="P6">Brinkley, Douglas, and David Rubel. World War II: The Allied Counteroffensive, 1942-1945. Times Books, 2004. </text:p></text:note-body></text:note></text:span><text:span text:style-name="T4"> </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T1" style:family="text">
      <style:text-properties officeooo:rsid="00122d84"/>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span text:style-name="MT1">Howie </text:span><text:span text:style-name="MT1"><text:page-number text:select-page="current">1</text:page-number></text:span></text:p>
      </style:head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2:39:05.962000000</meta:creation-date>
    <dc:date>2018-05-24T13:51:56.845000000</dc:date>
    <meta:editing-duration>PT21M52S</meta:editing-duration>
    <meta:editing-cycles>2</meta:editing-cycles>
    <meta:generator>LibreOffice/5.3.6.1$Windows_X86_64 LibreOffice_project/686f202eff87ef707079aeb7f485847613344eb7</meta:generator>
    <meta:document-statistic meta:table-count="0" meta:image-count="0" meta:object-count="0" meta:page-count="2" meta:paragraph-count="9" meta:word-count="193" meta:character-count="1202" meta:non-whitespace-character-count="1013"/>
  </office:meta>
</office:document-meta>
</file>